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5c15d"/>
    </style:style>
    <style:style style:name="P2" style:family="paragraph" style:parent-style-name="Text_20_body" style:list-style-name="L1"/>
    <style:style style:name="P3" style:family="paragraph" style:parent-style-name="Text_20_body">
      <style:text-properties officeooo:paragraph-rsid="0008f51f"/>
    </style:style>
    <style:style style:name="P4" style:family="paragraph" style:parent-style-name="Text_20_body">
      <style:text-properties officeooo:rsid="0008f51f" officeooo:paragraph-rsid="0008f51f"/>
    </style:style>
    <style:style style:name="P5" style:family="paragraph" style:parent-style-name="Text_20_body" style:list-style-name="L2"/>
    <style:style style:name="P6" style:family="paragraph" style:parent-style-name="Text_20_body">
      <style:text-properties fo:font-size="15pt" style:text-underline-style="solid" style:text-underline-width="auto" style:text-underline-color="font-color" fo:font-weight="bold" officeooo:paragraph-rsid="0008f51f" style:font-size-asian="15pt" style:font-weight-asian="bold" style:font-size-complex="15pt" style:font-weight-complex="bold"/>
    </style:style>
    <style:style style:name="P7" style:family="paragraph" style:parent-style-name="Text_20_body" style:list-style-name="L5">
      <style:text-properties officeooo:paragraph-rsid="0008f51f"/>
    </style:style>
    <style:style style:name="P8" style:family="paragraph" style:parent-style-name="Text_20_body" style:list-style-name="L5">
      <style:text-properties officeooo:paragraph-rsid="00099039"/>
    </style:style>
    <style:style style:name="T1" style:family="text">
      <style:text-properties officeooo:rsid="0008f51f"/>
    </style:style>
    <style:style style:name="T2" style:family="text">
      <style:text-properties fo:font-size="15pt" style:text-underline-style="solid" style:text-underline-width="auto" style:text-underline-color="font-color" fo:font-weight="bold" officeooo:rsid="0008f51f" style:font-size-asian="15pt" style:font-weight-asian="bold" style:font-size-complex="15pt" style:font-weight-complex="bold"/>
    </style:style>
    <style:style style:name="T3" style:family="text">
      <style:text-properties fo:font-weight="normal" style:font-weight-asian="normal" style:font-weight-complex="normal"/>
    </style:style>
    <style:style style:name="T4" style:family="text">
      <style:text-properties fo:font-weight="normal" officeooo:rsid="0008f51f" style:font-weight-asian="normal" style:font-weight-complex="normal"/>
    </style:style>
    <style:style style:name="T5" style:family="text">
      <style:text-properties fo:font-weight="normal" officeooo:rsid="00099039" style:font-weight-asian="normal" style:font-weight-complex="normal"/>
    </style:style>
    <style:style style:name="T6" style:family="text">
      <style:text-properties fo:font-weight="bold" officeooo:rsid="0008f51f" style:font-weight-asian="bold" style:font-weight-complex="bold"/>
    </style:style>
    <style:style style:name="T7" style:family="text">
      <style:text-properties fo:font-weight="bold" officeooo:rsid="00099039"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officeooo:rsid="0008f51f"/>
    </style:style>
    <style:style style:name="T12" style:family="text">
      <style:text-properties officeooo:rsid="00099039"/>
    </style:style>
    <style:style style:name="T13" style:family="text">
      <style:text-properties officeooo:rsid="000aa74e"/>
    </style:style>
    <text:list-style style:name="L1">
      <text:list-level-style-number text:level="1" text:style-name="Numbering_20_Symbols" style:num-suffix=")" style:num-format="a">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text:span text:style-name="T1">folder</text:span> provided encapsulates the unadulterated results pertaining to the devastating disasters of the 2022 Pakistan Floods, the 2023 Turkey and Syria earthquakes <text:span text:style-name="T1">and the displacement issued from the Ukraine war. We</text:span> sourced <text:span text:style-name="T1">our work directly </text:span>from data published on ReliefWeb. </text:p>
      <text:p text:style-name="P3"><text:span text:style-name="T2"/></text:p>
      <text:p text:style-name="P3"><text:span text:style-name="T2">I. Folder structure</text:span></text:p>
      <text:p text:style-name="P4">In each folder, you will find organized data that has been both extracted and processed. Specifically, within each folder, we provide two key sets of results:</text:p>
      <text:list xml:id="list4158855647" text:style-name="L2">
        <text:list-item>
          <text:p text:style-name="P5"><text:span text:style-name="Strong_20_Emphasis">All Extracted Numerical Data Results:</text:span> This section presents a comprehensive compilation of all numerical data that has been extracted. It offers a detailed view of the quantitative information gathered, allowing for a thorough analysis and assessment of the dataset.</text:p>
        </text:list-item>
        <text:list-item>
          <text:p text:style-name="P5"><text:span text:style-name="Strong_20_Emphasis">Country Level Results and Visualizations:</text:span> In this section, you will find a more focused presentation of the data, organized at the country level. This includes visual representations and <text:span text:style-name="T12">numerical results</text:span> that offer insights into the impact and trends specific to individual countries. These visualizations enhance the accessibility and interpretation of the data for decision-makers and analysts.</text:p>
        </text:list-item>
      </text:list>
      <text:p text:style-name="P3">Together, these two result sets provide a complete and structured overview of the extracted numerical data, facilitating both in-depth analysis and a broader understanding of the impact across countries.</text:p>
      <text:p text:style-name="P3"/>
      <text:p text:style-name="P6"><text:span text:style-name="T1">II. </text:span><text:span text:style-name="T13">T</text:span><text:span text:style-name="T1">reated </text:span><text:span text:style-name="T13">S</text:span><text:span text:style-name="T1">ubjects</text:span></text:p>
      <text:p text:style-name="P3"><text:span text:style-name="Strong_20_Emphasis"><text:span text:style-name="T3">To establish the robustness of our data extraction pipeline, we have applied it to address two distinct use cases across three separate projects. The first pipeline focuses on extracting critical data related to casualties resulting from natural disasters, while the second is specifically tailored to extract information pertaining to humanitarian displacement within war zones. This comprehensive approach underscores the versatility and efficacy of our data extraction capabilities, as they successfully tackle diverse scenarios and domains within these projects. </text:span></text:span></text:p>
      <text:list xml:id="list2389585637" text:style-name="L5">
        <text:list-item>
          <text:p text:style-name="P7"><text:span text:style-name="Strong_20_Emphasis"><text:span text:style-name="T6">Casualties due to natural disasters: </text:span></text:span><text:span text:style-name="Strong_20_Emphasis"><text:span text:style-name="T4">On the <text:s/>the 2022 Pakistan Floods, the 2023 Turkey and Syria earthquakes</text:span></text:span></text:p>
          <text:list>
            <text:list-item>
              <text:p text:style-name="P8"><text:span text:style-name="Strong_20_Emphasis"><text:span text:style-name="T10">Human Casualties</text:span></text:span><text:span text:style-name="Strong_20_Emphasis">:</text:span> A comprehensive account of the human toll exacted by these calamities, shedding light on the extent of the tragedy in terms of lives lost and affected.</text:p>
            </text:list-item>
            <text:list-item>
              <text:p text:style-name="P8"><text:span text:style-name="Strong_20_Emphasis"><text:span text:style-name="T8">Education, Health, and Livelihood Infrastructure Casualties</text:span></text:span><text:span text:style-name="Strong_20_Emphasis">:</text:span> A granular examination of the damage incurred by the educational, health, and livelihood infrastructure in the wake of these disasters, providing insights into the scope of the impact on critical sectors.</text:p>
            </text:list-item>
            <text:list-item>
              <text:p text:style-name="P8"><text:span text:style-name="Strong_20_Emphasis"><text:span text:style-name="T11">Agricultural Casualties</text:span></text:span><text:span text:style-name="Strong_20_Emphasis"><text:span text:style-name="T1">:</text:span></text:span><text:span text:style-name="Strong_20_Emphasis"><text:span text:style-name="T4"> A detailed record of the losses experienced within the agricultural domain, offering a quantitative perspective on the agricultural devastation wrought by these events.</text:span></text:span></text:p>
            </text:list-item>
          </text:list>
        </text:list-item>
        <text:list-item>
          <text:p text:style-name="P8"><text:span text:style-name="Strong_20_Emphasis"><text:span text:style-name="T7">Displacement due to war:</text:span></text:span><text:span text:style-name="Strong_20_Emphasis"><text:span text:style-name="T5"> on the 2022 Ukraine war, along with the different affected populations.</text:span></text:span></text:p>
        </text:list-item>
      </text:list>
      <text:p text:style-name="Text_20_body"><text:soft-page-break/>It's crucial to underscore that <text:span text:style-name="T1">all </text:span>the results presented within this file are 100% reproducible and have undergone no manual data cleaning or manipulation. This commitment to data integrity ensures the accuracy and reliability of the information contained within, serving as a valuable resource for informed decision-making and humanitarian response efforts.</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9T20:33:18.294180337</meta:creation-date>
    <dc:date>2023-10-01T19:11:12.491256871</dc:date>
    <meta:editing-duration>PT1H32M51S</meta:editing-duration>
    <meta:editing-cycles>4</meta:editing-cycles>
    <meta:generator>LibreOffice/6.4.7.2$Linux_X86_64 LibreOffice_project/40$Build-2</meta:generator>
    <meta:document-statistic meta:table-count="0" meta:image-count="0" meta:object-count="0" meta:page-count="2" meta:paragraph-count="14" meta:word-count="455" meta:character-count="3113" meta:non-whitespace-character-count="2676"/>
  </office:meta>
</office:document-meta>
</file>